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c97" officeooo:paragraph-rsid="0012bc97"/>
    </style:style>
    <style:style style:name="P2" style:family="paragraph" style:parent-style-name="Standard" style:list-style-name="L1">
      <style:text-properties officeooo:rsid="0012bc97" officeooo:paragraph-rsid="0012bc97"/>
    </style:style>
    <style:style style:name="P3" style:family="paragraph" style:parent-style-name="Standard">
      <style:paragraph-properties fo:text-align="center" style:justify-single-word="false"/>
      <style:text-properties fo:font-size="26pt" officeooo:rsid="0012bc97" officeooo:paragraph-rsid="0012bc97" style:font-size-asian="22.75pt" style:font-size-complex="26pt"/>
    </style:style>
    <style:style style:name="P4" style:family="paragraph" style:parent-style-name="Standard" style:list-style-name="L1">
      <style:text-properties officeooo:rsid="001455db" officeooo:paragraph-rsid="001455db"/>
    </style:style>
    <style:style style:name="P5" style:family="paragraph" style:parent-style-name="Standard">
      <style:text-properties officeooo:rsid="001455db" officeooo:paragraph-rsid="00145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:</text:p>
      <text:p text:style-name="P1"/>
      <text:list xml:id="list2312137254" text:style-name="L1">
        <text:list-item>
          <text:p text:style-name="P2">Ubuntu version: 18.04.1</text:p>
        </text:list-item>
        <text:list-item>
          <text:p text:style-name="P2">bWAPP version: 2.2</text:p>
        </text:list-item>
        <text:list-item>
          <text:p text:style-name="P2">Python version: 2.7.15rc1</text:p>
        </text:list-item>
        <text:list-item>
          <text:p text:style-name="P2">Server: LAMP stack (Note: Script should work just fine on bee-box, and the server installation shouldn’t matter)</text:p>
          <text:list>
            <text:list-item>
              <text:p text:style-name="P2">Apache version: 2.4.29</text:p>
            </text:list-item>
            <text:list-item>
              <text:p text:style-name="P2">Mysql version: 5.7.24</text:p>
            </text:list-item>
            <text:list-item>
              <text:p text:style-name="P2">PHP version: 1:7.2+</text:p>
            </text:list-item>
          </text:list>
        </text:list-item>
        <text:list-item>
          <text:p text:style-name="P4">Python external libraries</text:p>
          <text:list>
            <text:list-item>
              <text:p text:style-name="P4">bs4 (Beautiful Soup)</text:p>
            </text:list-item>
            <text:list-item>
              <text:p text:style-name="P4">requests (HTTP Requests)</text:p>
            </text:list-item>
          </text:list>
        </text:list-item>
      </text:list>
      <text:p text:style-name="P5"/>
      <text:p text:style-name="P5">Packages can be installed (in Ubuntu) with </text:p>
      <text:p text:style-name="P5"/>
      <text:p text:style-name="P5">apt install &lt;package&gt;</text:p>
      <text:p text:style-name="P5"/>
      <text:p text:style-name="P5">Python libraries can be installed with</text:p>
      <text:p text:style-name="P5"/>
      <text:p text:style-name="P5">pip install &lt;librar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04:56.473962108</meta:creation-date>
    <meta:generator>LibreOffice/6.0.6.2$Linux_X86_64 LibreOffice_project/00m0$Build-2</meta:generator>
    <dc:date>2018-12-07T10:20:29.193167540</dc:date>
    <meta:editing-duration>PT4M45S</meta:editing-duration>
    <meta:editing-cycles>1</meta:editing-cycles>
    <meta:document-statistic meta:table-count="0" meta:image-count="0" meta:object-count="0" meta:page-count="1" meta:paragraph-count="15" meta:word-count="74" meta:character-count="455" meta:non-whitespace-character-count="405"/>
  </office:meta>
</office:document-meta>
</file>